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0.6744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7307in"/>
    </style:style>
    <style:style style:name="co8" style:family="table-column">
      <style:table-column-properties fo:break-before="auto" style:column-width="1.613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4598in"/>
    </style:style>
    <style:style style:name="co11" style:family="table-column">
      <style:table-column-properties fo:break-before="auto" style:column-width="2.072in"/>
    </style:style>
    <style:style style:name="co12" style:family="table-column">
      <style:table-column-properties fo:break-before="auto" style:column-width="0.6591in"/>
    </style:style>
    <style:style style:name="co13" style:family="table-column">
      <style:table-column-properties fo:break-before="auto" style:column-width="0.648in"/>
    </style:style>
    <style:style style:name="co14" style:family="table-column">
      <style:table-column-properties fo:break-before="auto" style:column-width="0.8098in"/>
    </style:style>
    <style:style style:name="co15" style:family="table-column">
      <style:table-column-properties fo:break-before="auto" style:column-width="0.7752in"/>
    </style:style>
    <style:style style:name="ro1" style:family="table-row">
      <style:table-row-properties style:row-height="0.53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Monsters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nster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Gen" form:control-implementation="ooo:com.sun.star.form.component.CommandButton" xml:id="control1" form:id="control1" form:label="Gener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Monsters?language=Basic&amp;location=application" xlink:type="simple"/>
              </office:event-listeners>
            </form:button>
          </form:form>
        </office:forms>
        <table:shapes>
          <draw:control draw:z-index="0" draw:name="Control 1" draw:text-style-name="P1" svg:width="0.6461in" svg:height="0.3622in" svg:x="16.1665in" svg:y="0.9386in" draw:control="control1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"/>
        <table:table-column table:style-name="co15" table:number-columns-repeated="100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ile</text:p>
          </table:table-cell>
          <table:table-cell table:style-name="ce5" office:value-type="string" calcext:value-type="string">
            <text:p>colour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armour</text:p>
          </table:table-cell>
          <table:table-cell table:style-name="ce5" office:value-type="string" calcext:value-type="string">
            <text:p>xp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isposition</text:p>
          </table:table-cell>
          <table:table-cell table:style-name="ce5" office:value-type="string" calcext:value-type="string">
            <text:p>atk type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atk lvl</text:p>
          </table:table-cell>
          <table:table-cell table:style-name="ce5" office:value-type="string" calcext:value-type="string">
            <text:p>def lvl</text:p>
          </table:table-cell>
          <table:table-cell table:style-name="ce5" office:value-type="string" calcext:value-type="string">
            <text:p>dropclass</text:p>
          </table:table-cell>
          <table:table-cell table:style-name="ce5" office:value-type="string" calcext:value-type="string">
            <text:p>found level min</text:p>
          </table:table-cell>
          <table:table-cell table:style-name="ce5" office:value-type="string" calcext:value-type="string">
            <text:p>found level max</text:p>
          </table:table-cell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centipede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MT_Centipede</text:p>
          </table:table-cell>
          <table:table-cell office:value-type="string" calcext:value-type="string">
            <text:p>eMD_HostileWatching</text:p>
          </table:table-cell>
          <table:table-cell office:value-type="string" calcext:value-type="string">
            <text:p>eMAT_PoisonBite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C_SmallMon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$S$1]&gt;=[.P2];IF([.$S$1]&lt;=[.Q2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rown rat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MT_Rat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B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C_SmallMon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$S$1]&gt;=[.P3];IF([.$S$1]&lt;=[.Q3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rey ray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Rat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B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C_SmallMon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$S$1]&gt;=[.P4];IF([.$S$1]&lt;=[.Q4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ig rat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MT_Rat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Bit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$S$1]&gt;=[.P5];IF([.$S$1]&lt;=[.Q5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$S$1]&gt;=[.P6];IF([.$S$1]&lt;=[.Q6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Gobli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WeaponArmou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$S$1]&gt;=[.P7];IF([.$S$1]&lt;=[.Q7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obold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MT_Kobold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WeaponArmou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$S$1]&gt;=[.P8];IF([.$S$1]&lt;=[.Q8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obold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MT_Kobold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RangedWeap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WeaponArmou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$S$1]&gt;=[.P9];IF([.$S$1]&lt;=[.Q9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iller bee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MT_Be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St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$S$1]&gt;=[.P10];IF([.$S$1]&lt;=[.Q10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rc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MT_Orc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WeaponArmou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$S$1]&gt;=[.P11];IF([.$S$1]&lt;=[.Q11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rc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MT_Orc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RangedWeap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WeaponArmou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$S$1]&gt;=[.P12];IF([.$S$1]&lt;=[.Q12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rc wizard</text:p>
          </table:table-cell>
          <table:table-cell office:value-type="string" calcext:value-type="string">
            <text:p>o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MT_Orc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MagicUs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LowMagicWeaponArmo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$S$1]&gt;=[.P13];IF([.$S$1]&lt;=[.Q13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wl bear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MT_OwlBea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Cla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LowMagicWeaponArmo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$S$1]&gt;=[.P14];IF([.$S$1]&lt;=[.Q14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nak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$S$1]&gt;=[.P15];IF([.$S$1]&lt;=[.Q15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orpion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corpio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$S$1]&gt;=[.P16];IF([.$S$1]&lt;=[.Q16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cid blob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MT_Blob</text:p>
          </table:table-cell>
          <table:table-cell office:value-type="string" calcext:value-type="string">
            <text:p>eMD_HostileShambling</text:p>
          </table:table-cell>
          <table:table-cell office:value-type="string" calcext:value-type="string">
            <text:p>eMAT_Aci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Nothing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$S$1]&gt;=[.P17];IF([.$S$1]&lt;=[.Q17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yeless blob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Blob</text:p>
          </table:table-cell>
          <table:table-cell office:value-type="string" calcext:value-type="string">
            <text:p>eMD_HostileShambling</text:p>
          </table:table-cell>
          <table:table-cell office:value-type="string" calcext:value-type="string">
            <text:p>eMAT_Aci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Nothing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$S$1]&gt;=[.P18];IF([.$S$1]&lt;=[.Q18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obold captain</text:p>
          </table:table-cell>
          <table:table-cell office:value-type="string" calcext:value-type="string">
            <text:p>k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MT_Kobold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C_LowWeaponArmo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$S$1]&gt;=[.P19];IF([.$S$1]&lt;=[.Q19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obold captain</text:p>
          </table:table-cell>
          <table:table-cell office:value-type="string" calcext:value-type="string">
            <text:p>k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MT_Kobold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RangedWeap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C_LowWeaponArmo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$S$1]&gt;=[.P20];IF([.$S$1]&lt;=[.Q20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izard man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MT_LizardMa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C_LowWeaponArmou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$S$1]&gt;=[.P21];IF([.$S$1]&lt;=[.Q21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izard man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MT_LizardMa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RangedWeap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C_LowWeaponArmou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$S$1]&gt;=[.P22];IF([.$S$1]&lt;=[.Q22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eprechaun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MT_Leprechaun</text:p>
          </table:table-cell>
          <table:table-cell office:value-type="string" calcext:value-type="string">
            <text:p>eMD_HostileWatching</text:p>
          </table:table-cell>
          <table:table-cell office:value-type="string" calcext:value-type="string">
            <text:p>eMAT_StealMoney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argeMon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$S$1]&gt;=[.P23];IF([.$S$1]&lt;=[.Q23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ol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T_Troll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LifeDrain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$S$1]&gt;=[.P24];IF([.$S$1]&lt;=[.Q24];&quot;Y&quot;;&quot;&quot;);&quot;&quot;)" office:value-type="string" office:string-value="Y" calcext:value-type="string">
            <text:p>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iant spider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MagicWeaponArmo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$S$1]&gt;=[.P25];IF([.$S$1]&lt;=[.Q25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izard shaman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T_LizardMa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MagicUs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C_SmallMone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$S$1]&gt;=[.P26];IF([.$S$1]&lt;=[.Q26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notaur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MT_Minotau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C_MidWeaponArmou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[.$S$1]&gt;=[.P27];IF([.$S$1]&lt;=[.Q27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rcenary</text:p>
          </table:table-cell>
          <table:table-cell office:value-type="string" calcext:value-type="string">
            <text:p>@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MT_Huma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DC_MidMagicWeaponArmo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$S$1]&gt;=[.P28];IF([.$S$1]&lt;=[.Q28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rcenary</text:p>
          </table:table-cell>
          <table:table-cell office:value-type="string" calcext:value-type="string">
            <text:p>@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MT_Huma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RangedWeap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DC_MidMagicWeaponArmo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$S$1]&gt;=[.P29];IF([.$S$1]&lt;=[.Q29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rcenary captain</text:p>
          </table:table-cell>
          <table:table-cell office:value-type="string" calcext:value-type="string">
            <text:p>@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MT_Huma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DC_HighMagicWeaponArmou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$S$1]&gt;=[.P30];IF([.$S$1]&lt;=[.Q30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mic</text:p>
          </table:table-cell>
          <table:table-cell office:value-type="string" calcext:value-type="string">
            <text:p>$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T_Mimic</text:p>
          </table:table-cell>
          <table:table-cell office:value-type="string" calcext:value-type="string">
            <text:p>eMD_DocileCantMove</text:p>
          </table:table-cell>
          <table:table-cell office:value-type="string" calcext:value-type="string">
            <text:p>eMAT_Bi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C_MidMagicWeaponArmou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$S$1]&gt;=[.P31];IF([.$S$1]&lt;=[.Q31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tting trol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MT_Troll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LifeDrain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C_MidMagicWeaponArmo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$S$1]&gt;=[.P32];IF([.$S$1]&lt;=[.Q32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yeti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MT_Yeti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Cla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C_MidMagicWeaponArmou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$S$1]&gt;=[.P33];IF([.$S$1]&lt;=[.Q33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MT_Zombie</text:p>
          </table:table-cell>
          <table:table-cell office:value-type="string" calcext:value-type="string">
            <text:p>eMD_HostileShambling</text:p>
          </table:table-cell>
          <table:table-cell office:value-type="string" calcext:value-type="string">
            <text:p>eMAT_LifeDrai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$S$1]&gt;=[.P34];IF([.$S$1]&lt;=[.Q34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ell houn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MT_HellHound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Bit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C_SmallMone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$S$1]&gt;=[.P35];IF([.$S$1]&lt;=[.Q35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ummy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T_Mummy</text:p>
          </table:table-cell>
          <table:table-cell office:value-type="string" calcext:value-type="string">
            <text:p>eMD_HostileShambling</text:p>
          </table:table-cell>
          <table:table-cell office:value-type="string" calcext:value-type="string">
            <text:p>eMAT_LifeDrain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C_HighMagicWeaponArmou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$S$1]&gt;=[.P36];IF([.$S$1]&lt;=[.Q36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mon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MT_Demo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C_HighMagicWeaponArmo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$S$1]&gt;=[.P37];IF([.$S$1]&lt;=[.Q37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mon prince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MT_Demo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DC_HighMagicWeaponArmou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$S$1]&gt;=[.P38];IF([.$S$1]&lt;=[.Q38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mpire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MT_Vampir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LifeDrain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DC_HighMagicWeaponArmou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$S$1]&gt;=[.P39];IF([.$S$1]&lt;=[.Q39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mpire lord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MT_Vampir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LifeDrain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C_HighMagicWeaponArmour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$S$1]&gt;=[.P40];IF([.$S$1]&lt;=[.Q40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ndead king</text:p>
          </table:table-cell>
          <table:table-cell office:value-type="string" calcext:value-type="string">
            <text:p>@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T_Vampir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LifeDrain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DC_Win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$S$1]&gt;=[.P41];IF([.$S$1]&lt;=[.Q41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nk teller</text:p>
          </table:table-cell>
          <table:table-cell office:value-type="string" calcext:value-type="string">
            <text:p>@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T_Human</text:p>
          </table:table-cell>
          <table:table-cell office:value-type="string" calcext:value-type="string">
            <text:p>eMD_HostileWatching</text:p>
          </table:table-cell>
          <table:table-cell office:value-type="string" calcext:value-type="string">
            <text:p>eMAT_StealMoney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C_LargeMoney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IF([.$S$1]&gt;=[.P42];IF([.$S$1]&lt;=[.Q42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avid bowie</text:p>
          </table:table-cell>
          <table:table-cell office:value-type="string" calcext:value-type="string">
            <text:p>@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T_Human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Weap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DC_MidMagicWeaponArmour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IF([.$S$1]&gt;=[.P43];IF([.$S$1]&lt;=[.Q43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$S$1]&gt;=[.P44];IF([.$S$1]&lt;=[.Q44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$S$1]&gt;=[.P45];IF([.$S$1]&lt;=[.Q45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$S$1]&gt;=[.P46];IF([.$S$1]&lt;=[.Q46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$S$1]&gt;=[.P47];IF([.$S$1]&lt;=[.Q47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iant spider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MagicWeaponArmour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IF([.$S$1]&gt;=[.P48];IF([.$S$1]&lt;=[.Q48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iant spider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MagicWeaponArmour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IF([.$S$1]&gt;=[.P49];IF([.$S$1]&lt;=[.Q49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iant spider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T_Spider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C_LowMagicWeaponArmour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IF([.$S$1]&gt;=[.P50];IF([.$S$1]&lt;=[.Q50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nak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$S$1]&gt;=[.P51];IF([.$S$1]&lt;=[.Q51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nak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$S$1]&gt;=[.P52];IF([.$S$1]&lt;=[.Q52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nak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$S$1]&gt;=[.P53];IF([.$S$1]&lt;=[.Q53];&quot;Y&quot;;&quot;&quot;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T_Snake</text:p>
          </table:table-cell>
          <table:table-cell office:value-type="string" calcext:value-type="string">
            <text:p>eMD_HostileChasing</text:p>
          </table:table-cell>
          <table:table-cell office:value-type="string" calcext:value-type="string">
            <text:p>eMAT_PoisonBite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DC_SmallMoney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$S$1]&gt;=[.P54];IF([.$S$1]&lt;=[.Q54];&quot;Y&quot;;&quot;&quot;);&quot;&quot;)">
            <text:p/>
          </table:table-cell>
          <table:table-cell table:number-columns-repeated="1005"/>
        </table:table-row>
        <table:table-row table:style-name="ro2" table:number-rows-repeated="104852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onsters.A1:Monsters.Q5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3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52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7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onsters" style:display-name="PageStyle_Mons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8:11:21</meta:creation-date>
    <dc:language>en-US</dc:language>
    <dc:date>2023-03-03T12:23:56.968970787</dc:date>
    <meta:editing-cycles>47</meta:editing-cycles>
    <meta:editing-duration>P15DT20H42M45S</meta:editing-duration>
    <meta:generator>LibreOffice/7.3.7.2$Linux_X86_64 LibreOffice_project/30$Build-2</meta:generator>
    <meta:document-statistic meta:table-count="1" meta:cell-count="972" meta:object-count="1"/>
    <meta:user-defined meta:name="AppVersion">15.0000</meta:user-defined>
  </office:meta>
</office:document-meta>
</file>